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11pt" fo:font-weight="normal" style:font-size-asian="11pt" style:font-weight-asian="normal" style:font-size-complex="11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201444" officeooo:paragraph-rsid="00201444" style:font-weight-asian="normal" style:font-weight-complex="normal"/>
    </style:style>
    <style:style style:name="P6" style:family="paragraph" style:parent-style-name="Standard">
      <style:text-properties fo:font-weight="normal" officeooo:rsid="002367a4"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01444" style:font-weight-asian="bold" style:font-weight-complex="bold"/>
    </style:style>
    <style:style style:name="P9" style:family="paragraph" style:parent-style-name="Standard">
      <style:paragraph-properties fo:text-align="center" style:justify-single-word="false"/>
      <style:text-properties officeooo:rsid="00201444" officeooo:paragraph-rsid="00201444"/>
    </style:style>
    <style:style style:name="P10" style:family="paragraph" style:parent-style-name="Standard">
      <style:text-properties officeooo:rsid="00201444" officeooo:paragraph-rsid="00201444"/>
    </style:style>
    <style:style style:name="P11" style:family="paragraph" style:parent-style-name="Standard">
      <style:text-properties officeooo:rsid="0023fc30" officeooo:paragraph-rsid="0023fc30"/>
    </style:style>
    <style:style style:name="P12" style:family="paragraph" style:parent-style-name="Standard">
      <style:text-properties officeooo:rsid="002433e8" officeooo:paragraph-rsid="002433e8"/>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Text_20_body">
      <style:text-properties officeooo:rsid="00269cdf" officeooo:paragraph-rsid="00269cdf"/>
    </style:style>
    <style:style style:name="P17" style:family="paragraph" style:parent-style-name="Standard">
      <style:paragraph-properties fo:margin-left="0in" fo:margin-right="0in" fo:text-indent="0in" style:auto-text-indent="false"/>
      <style:text-properties officeooo:rsid="002cbea9" officeooo:paragraph-rsid="002cbea9"/>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Standard" style:list-style-name="L1">
      <style:text-properties fo:font-weight="normal" officeooo:rsid="00201444" officeooo:paragraph-rsid="00201444" style:font-weight-asian="normal" style:font-weight-complex="normal"/>
    </style:style>
    <style:style style:name="P20" style:family="paragraph" style:parent-style-name="Standard" style:list-style-name="L1">
      <style:text-properties fo:font-weight="normal" officeooo:rsid="00251e30" officeooo:paragraph-rsid="00251e30" style:font-weight-asian="normal" style:font-weight-complex="normal"/>
    </style:style>
    <style:style style:name="P21" style:family="paragraph" style:parent-style-name="Standard" style:list-style-name="L1">
      <style:text-properties fo:font-weight="normal" officeooo:rsid="002433e8" officeooo:paragraph-rsid="002433e8" style:font-weight-asian="normal" style:font-weight-complex="normal"/>
    </style:style>
    <style:style style:name="P22" style:family="paragraph" style:parent-style-name="Standard" style:list-style-name="WWNum1" style:master-page-name="">
      <style:paragraph-properties fo:margin-left="0in" fo:margin-right="0in" fo:text-align="start" style:justify-single-word="false" fo:orphans="0" fo:widows="0" fo:hyphenation-ladder-count="no-limit" fo:text-indent="0in" style:auto-text-indent="false" style:page-number="auto" style:punctuation-wrap="simple" style:writing-mode="lr-tb">
        <style:tab-stops>
          <style:tab-stop style:position="0in"/>
        </style:tab-stops>
      </style:paragraph-properties>
      <style:text-properties officeooo:rsid="00201444" officeooo:paragraph-rsid="002a6fd7" fo:hyphenate="false" fo:hyphenation-remain-char-count="2" fo:hyphenation-push-char-count="2"/>
    </style:style>
    <style:style style:name="P23" style:family="paragraph" style:parent-style-name="Text_20_body" style:list-style-name="WWNum1">
      <style:text-properties officeooo:rsid="002cbea9" officeooo:paragraph-rsid="002cbea9"/>
    </style:style>
    <style:style style:name="P24" style:family="paragraph" style:parent-style-name="Text_20_body" style:list-style-name="WWNum1">
      <style:text-properties officeooo:rsid="00282671" officeooo:paragraph-rsid="00282671"/>
    </style:style>
    <style:style style:name="P25" style:family="paragraph" style:parent-style-name="Text_20_body" style:list-style-name="WWNum1">
      <style:text-properties fo:font-weight="normal" officeooo:rsid="002cbea9" officeooo:paragraph-rsid="002cbea9" style:font-weight-asian="normal" style:font-weight-complex="normal"/>
    </style:style>
    <style:style style:name="P26" style:family="paragraph" style:parent-style-name="Text_20_body" style:list-style-name="WWNum1" style:master-page-name="">
      <style:paragraph-properties fo:margin-left="-0.0618in" fo:margin-right="0in" fo:margin-top="0in" fo:margin-bottom="0.0835in" style:contextual-spacing="false" fo:line-height="120%" fo:text-align="start" style:justify-single-word="false" fo:orphans="0" fo:widows="0" fo:hyphenation-ladder-count="no-limit" fo:text-indent="0in" style:auto-text-indent="false" style:page-number="auto" style:punctuation-wrap="simple" style:writing-mode="lr-tb"/>
      <style:text-properties officeooo:rsid="00201444" officeooo:paragraph-rsid="00201444" fo:hyphenate="false" fo:hyphenation-remain-char-count="2" fo:hyphenation-push-char-count="2"/>
    </style:style>
    <style:style style:name="P27" style:family="paragraph" style:parent-style-name="Heading_20_1" style:list-style-name="WWNum1"/>
    <style:style style:name="P28" style:family="paragraph" style:parent-style-name="Heading_20_1" style:list-style-name="WWNum1">
      <style:text-properties officeooo:paragraph-rsid="002367a4"/>
    </style:style>
    <style:style style:name="P29" style:family="paragraph" style:parent-style-name="Heading_20_1" style:list-style-name="WWNum1" style:master-page-name="Converted1">
      <style:paragraph-properties style:page-number="auto"/>
    </style:style>
    <style:style style:name="P30" style:family="paragraph" style:parent-style-name="Heading_20_2" style:list-style-name="WWNum1"/>
    <style:style style:name="P31" style:family="paragraph" style:parent-style-name="Heading_20_2" style:list-style-name="WWNum1">
      <style:text-properties fo:font-weight="bold" style:font-weight-asian="bold" style:font-weight-complex="bold"/>
    </style:style>
    <style:style style:name="P32" style:family="paragraph" style:parent-style-name="Heading_20_2" style:list-style-name="WWNum1">
      <style:text-properties officeooo:rsid="0023fc30" officeooo:paragraph-rsid="0023fc30"/>
    </style:style>
    <style:style style:name="P33" style:family="paragraph" style:parent-style-name="Heading_20_2" style:list-style-name="WWNum1">
      <style:text-properties officeooo:rsid="00249c21" officeooo:paragraph-rsid="00249c21"/>
    </style:style>
    <style:style style:name="P34" style:family="paragraph" style:parent-style-name="Heading_20_2" style:list-style-name="WWNum1">
      <style:text-properties fo:font-style="italic" officeooo:rsid="00249c21" officeooo:paragraph-rsid="00249c21"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normal" officeooo:rsid="002367a4" style:font-weight-asian="normal" style:font-weight-complex="normal"/>
    </style:style>
    <style:style style:name="T3" style:family="text">
      <style:text-properties officeooo:rsid="002367a4"/>
    </style:style>
    <style:style style:name="T4" style:family="text">
      <style:text-properties officeooo:rsid="0023fc30"/>
    </style:style>
    <style:style style:name="T5" style:family="text">
      <style:text-properties officeooo:rsid="002433e8"/>
    </style:style>
    <style:style style:name="T6" style:family="text">
      <style:text-properties officeooo:rsid="00249c21"/>
    </style:style>
    <style:style style:name="T7" style:family="text">
      <style:text-properties officeooo:rsid="00251e30"/>
    </style:style>
    <style:style style:name="T8" style:family="text">
      <style:text-properties officeooo:rsid="002a6fd7"/>
    </style:style>
    <style:style style:name="T9" style:family="text">
      <style:text-properties officeooo:rsid="002cbea9"/>
    </style:style>
    <style:style style:name="T10" style:family="text">
      <style:text-properties officeooo:rsid="002e986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
      <text:p text:style-name="P1"/>
      <text:p text:style-name="P1"/>
      <text:p text:style-name="P1"/>
      <text:p text:style-name="P9">Menu Application</text:p>
      <text:p text:style-name="P1"/>
      <text:p text:style-name="P2">Software Requirements Specifications</text:p>
      <text:p text:style-name="P1"/>
      <text:p text:style-name="P1"/>
      <text:p text:style-name="P1"/>
      <text:p text:style-name="P1"/>
      <text:p text:style-name="P1"/>
      <text:p text:style-name="P2">Author</text:p>
      <text:p text:style-name="P2">[first, last]</text:p>
      <text:p text:style-name="P2">Date Created <text:date style:data-style-name="N37" text:date-value="2014-09-22T06:15:58.848912385" text:fixed="true">09/22/14</text:date></text:p>
      <text:p text:style-name="P2">Revision Date <text:span text:style-name="T10">10/27/2014</text:span></text:p>
      <text:p text:style-name="P1"/>
      <text:p text:style-name="P1"/>
      <text:p text:style-name="P1"/>
      <text:p text:style-name="Standard"/>
      <text:p text:style-name="P13">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258_60931517" text:style-name="Index_20_Link" text:visited-style-name="Index_20_Link">1. Introduction<text:tab/>4</text:a></text:p>
          <text:p text:style-name="P15"><text:a xlink:type="simple" xlink:href="#__RefHeading__260_60931517" text:style-name="Index_20_Link" text:visited-style-name="Index_20_Link">1.1 Document Purpose<text:tab/>4</text:a></text:p>
          <text:p text:style-name="P15"><text:a xlink:type="simple" xlink:href="#__RefHeading__262_60931517" text:style-name="Index_20_Link" text:visited-style-name="Index_20_Link">1.2 Product Scope<text:tab/>4</text:a></text:p>
          <text:p text:style-name="P15"><text:a xlink:type="simple" xlink:href="#__RefHeading__264_60931517" text:style-name="Index_20_Link" text:visited-style-name="Index_20_Link">1.3 Buisness Case<text:tab/>4</text:a></text:p>
          <text:p text:style-name="P15"><text:a xlink:type="simple" xlink:href="#__RefHeading__266_60931517" text:style-name="Index_20_Link" text:visited-style-name="Index_20_Link">1.4 Requirement Overview<text:tab/>4</text:a></text:p>
          <text:p text:style-name="P14"><text:a xlink:type="simple" xlink:href="#__RefHeading__268_60931517" text:style-name="Index_20_Link" text:visited-style-name="Index_20_Link">2. Project Description<text:tab/>4</text:a></text:p>
          <text:p text:style-name="P15"><text:a xlink:type="simple" xlink:href="#__RefHeading__270_60931517" text:style-name="Index_20_Link" text:visited-style-name="Index_20_Link">2.1 Product Originization<text:tab/>4</text:a></text:p>
          <text:p text:style-name="P15"><text:a xlink:type="simple" xlink:href="#__RefHeading__272_60931517" text:style-name="Index_20_Link" text:visited-style-name="Index_20_Link">2.2 Functionality<text:tab/>4</text:a></text:p>
          <text:p text:style-name="P15"><text:a xlink:type="simple" xlink:href="#__RefHeading__274_60931517" text:style-name="Index_20_Link" text:visited-style-name="Index_20_Link">2.3 Users<text:tab/>4</text:a></text:p>
          <text:p text:style-name="P15"><text:a xlink:type="simple" xlink:href="#__RefHeading__276_60931517" text:style-name="Index_20_Link" text:visited-style-name="Index_20_Link">2.4 Constraints<text:tab/>5</text:a></text:p>
          <text:p text:style-name="P15"><text:a xlink:type="simple" xlink:href="#__RefHeading__278_60931517" text:style-name="Index_20_Link" text:visited-style-name="Index_20_Link">2.5 Dependencies<text:tab/>5</text:a></text:p>
          <text:p text:style-name="P14"><text:a xlink:type="simple" xlink:href="#__RefHeading__280_60931517" text:style-name="Index_20_Link" text:visited-style-name="Index_20_Link">3.0 Specific Requirements<text:tab/>5</text:a></text:p>
          <text:p text:style-name="P15"><text:a xlink:type="simple" xlink:href="#__RefHeading__282_60931517" text:style-name="Index_20_Link" text:visited-style-name="Index_20_Link">3.1 Users and System Requirements<text:tab/>5</text:a></text:p>
          <text:p text:style-name="P15"><text:a xlink:type="simple" xlink:href="#__RefHeading__284_60931517" text:style-name="Index_20_Link" text:visited-style-name="Index_20_Link">3.2 Reporting Requirements<text:tab/>5</text:a></text:p>
          <text:p text:style-name="P15"><text:a xlink:type="simple" xlink:href="#__RefHeading__286_60931517" text:style-name="Index_20_Link" text:visited-style-name="Index_20_Link">3.3 Security Requirements<text:tab/>5</text:a></text:p>
          <text:p text:style-name="P15"><text:a xlink:type="simple" xlink:href="#__RefHeading__288_60931517" text:style-name="Index_20_Link" text:visited-style-name="Index_20_Link">3.4 Users Interface Requirements<text:tab/>5</text:a></text:p>
          <text:p text:style-name="P15"><text:a xlink:type="simple" xlink:href="#__RefHeading__290_60931517" text:style-name="Index_20_Link" text:visited-style-name="Index_20_Link">3.5 Technology Requirements<text:tab/>5</text:a></text:p>
          <text:p text:style-name="P15"><text:a xlink:type="simple" xlink:href="#__RefHeading__292_60931517" text:style-name="Index_20_Link" text:visited-style-name="Index_20_Link">3.6 Customer Service Requirements<text:tab/>5</text:a></text:p>
          <text:p text:style-name="P15"><text:a xlink:type="simple" xlink:href="#__RefHeading__294_60931517" text:style-name="Index_20_Link" text:visited-style-name="Index_20_Link">3.7 Interface Requirements<text:tab/>5</text:a></text:p>
          <text:p text:style-name="P15"><text:a xlink:type="simple" xlink:href="#__RefHeading__296_60931517" text:style-name="Index_20_Link" text:visited-style-name="Index_20_Link">3.8 Perfomance Requirements<text:tab/>5</text:a></text:p>
        </text:index-body>
      </text:table-of-content>
      <text:section text:style-name="Sect1" text:name="TextSection">
        <text:p text:style-name="P15"><text:span text:style-name="Index_20_Link"/></text:p>
      </text:section>
      <text:list xml:id="list2198883606285788142" text:style-name="WWNum1">
        <text:list-item>
          <text:h text:style-name="P29" text:outline-level="1"><text:bookmark-start text:name="__RefHeading__258_60931517"/>1. Introduction<text:bookmark-end text:name="__RefHeading__258_60931517"/></text:h>
        </text:list-item>
      </text:list>
      <text:p text:style-name="P3"><text:tab/><text:tab/></text:p>
      <text:p text:style-name="Standard"/>
      <text:list xml:id="list61330645429067" text:continue-numbering="true" text:style-name="WWNum1">
        <text:list-item>
          <text:list>
            <text:list-item>
              <text:h text:style-name="P31" text:outline-level="2"><text:bookmark-start text:name="__RefHeading__260_60931517"/>1.1 Document Purpose<text:bookmark-end text:name="__RefHeading__260_60931517"/></text:h>
            </text:list-item>
            <text:list-item>
              <text:p text:style-name="P26"><text:span text:style-name="T5">The purpose of this software requirment specification (SRS) document d</text:span>etail<text:span text:style-name="T5">s</text:span> <text:span text:style-name="T5">the </text:span>requirements for <text:span text:style-name="T8">addition of menu list in the FMM application</text:span>. <text:span text:style-name="T5">Document c</text:span>reates a contract between owners and <text:span text:style-name="T5">menu application </text:span>development team. <text:span text:style-name="T5">Only items listed within this document will be implented. </text:span>This is a living document, meaning that changes can be made, but both owner and developing manger <text:span text:style-name="T5">sign-offs </text:span>must both be completed.</text:p>
            </text:list-item>
          </text:list>
        </text:list-item>
      </text:list>
      <text:p text:style-name="P4"/>
      <text:p text:style-name="P12"/>
      <text:list xml:id="list61330564080372" text:continue-numbering="true" text:style-name="WWNum1">
        <text:list-item>
          <text:list>
            <text:list-item>
              <text:h text:style-name="P30" text:outline-level="2"><text:bookmark-start text:name="__RefHeading__262_60931517"/>1.2 Product Scope<text:bookmark-end text:name="__RefHeading__262_60931517"/></text:h>
            </text:list-item>
          </text:list>
        </text:list-item>
      </text:list>
      <text:p text:style-name="P5">The following list of items are what is in scope. These tasks will be implemented in the application:</text:p>
      <text:list xml:id="list5601733436886394192" text:style-name="L1">
        <text:list-item>
          <text:p text:style-name="P19">Add menu functionality to <text:span text:style-name="T6">FMM</text:span> application</text:p>
        </text:list-item>
        <text:list-item>
          <text:p text:style-name="P19">Develope for Android <text:span text:style-name="T6">3.0 or higher</text:span></text:p>
        </text:list-item>
        <text:list-item>
          <text:p text:style-name="P19"><text:span text:style-name="T6">Menu application is a</text:span>ccesable through the navigation bar</text:p>
        </text:list-item>
        <text:list-item>
          <text:p text:style-name="P19">Add and Delete <text:span text:style-name="T7">items to menu </text:span>list</text:p>
        </text:list-item>
        <text:list-item>
          <text:p text:style-name="P20">Ability to add new menu items to database</text:p>
        </text:list-item>
        <text:list-item>
          <text:p text:style-name="P19">Smart search capabilities <text:span text:style-name="T8">for menu items</text:span></text:p>
        </text:list-item>
        <text:list-item>
          <text:p text:style-name="P21">Ability to easily connect with existing and future FMM <text:span text:style-name="T7">add ons</text:span></text:p>
        </text:list-item>
        <text:list-item>
          <text:p text:style-name="P20">View current menu list from screen display</text:p>
        </text:list-item>
      </text:list>
      <text:p text:style-name="P8"/>
      <text:p text:style-name="P10"/>
      <text:list xml:id="list61331804162148" text:continue-list="list61330564080372" text:style-name="WWNum1">
        <text:list-item>
          <text:list>
            <text:list-item>
              <text:h text:style-name="P30" text:outline-level="2">1.3 Buisness Case<text:span text:style-name="T1"><text:tab/></text:span></text:h>
            </text:list-item>
          </text:list>
        </text:list-item>
        <text:list-item>
          <text:p text:style-name="P22"><text:span text:style-name="T3">Prior to creating a grocery list for the family it is beneficial to have a menu for a desired time frame. The fore thought in creating a menu allows the family to think aboutt what is best for the family. Planning is a vital role in eating healthier and for budgeting. The menu asspect of the FMM application is a step in creating an overall process for eating healthier and saving money.FMM </text:span>application with grocery list capabilities has been created. <text:span text:style-name="T3">This is an addition to the on going development of the Family Meal Management application. Allows family member responsible for managing meals for the family to create menu lists.</text:span></text:p>
          <text:list>
            <text:list-item>
              <text:h text:style-name="P30" text:outline-level="2"><text:bookmark-start text:name="__RefHeading__266_60931517"/>1.4 Requirement Overview<text:bookmark-end text:name="__RefHeading__266_60931517"/></text:h>
            </text:list-item>
          </text:list>
        </text:list-item>
      </text:list>
      <text:p text:style-name="P7"><text:tab/></text:p>
      <text:p text:style-name="List_20_Paragraph"/>
      <text:list xml:id="list61330986619457" text:continue-numbering="true" text:style-name="WWNum1">
        <text:list-item>
          <text:h text:style-name="P28" text:outline-level="1"><text:bookmark-start text:name="__RefHeading__268_60931517"/>2. <text:s/>Project Description<text:bookmark-end text:name="__RefHeading__268_60931517"/></text:h>
        </text:list-item>
      </text:list>
      <text:p text:style-name="P17">Create android interface that will handle creating menu list for FMM application. </text:p>
      <text:p text:style-name="Standard"><text:s/></text:p>
      <text:list xml:id="list61330005102338" text:continue-numbering="true" text:style-name="WWNum1">
        <text:list-item>
          <text:list>
            <text:list-item>
              <text:h text:style-name="P31" text:outline-level="2"><text:bookmark-start text:name="__RefHeading__270_60931517"/><text:soft-page-break/>2.1 Product Originizatio<text:span text:style-name="T9">n</text:span><text:bookmark-end text:name="__RefHeading__270_60931517"/></text:h>
            </text:list-item>
          </text:list>
        </text:list-item>
      </text:list>
      <text:p text:style-name="P7"><text:span text:style-name="T2">This is an ongoing implementation of an android application for managing famililies meals </text:span><text:tab/></text:p>
      <text:p text:style-name="Standard"/>
      <text:list xml:id="list61329893101548" text:continue-numbering="true" text:style-name="WWNum1">
        <text:list-item>
          <text:list>
            <text:list-item>
              <text:h text:style-name="P30" text:outline-level="2"><text:bookmark-start text:name="__RefHeading__272_60931517"/>2.2 Functionality<text:bookmark-end text:name="__RefHeading__272_60931517"/></text:h>
            </text:list-item>
          </text:list>
        </text:list-item>
      </text:list>
      <text:p text:style-name="P6">User can get to the menu screen via the navigation drawer. They can view, add or delete menu items from menu screen. Addition is through the search bar located on the action bar. It will work the same as the grocery list. As a user begins typing in the search field suggested list will be displayed. User then can select item from the list and it will be added to menu list. If menu item is not available in the list user can add the item by selecting the add menu item in the navigation drawer. User can remove menu item from the list by swiping item left to right.</text:p>
      <text:p text:style-name="Standard"/>
      <text:list xml:id="list61331730254276" text:continue-numbering="true" text:style-name="WWNum1">
        <text:list-item>
          <text:list>
            <text:list-item>
              <text:h text:style-name="P31" text:outline-level="2"><text:bookmark-start text:name="__RefHeading__274_60931517"/>2.3 Users<text:bookmark-end text:name="__RefHeading__274_60931517"/></text:h>
            </text:list-item>
          </text:list>
        </text:list-item>
      </text:list>
      <text:p text:style-name="P11">Any family member with an android smartphone or tablet will be able to create and edit their menu list. Basic knowledge of how to use an android application is necessary. There is no advance functionality used or knowledge of advance funtions needed to use the app.</text:p>
      <text:list xml:id="list61329838008264" text:continue-numbering="true" text:style-name="WWNum1">
        <text:list-item>
          <text:list>
            <text:list-item>
              <text:h text:style-name="P31" text:outline-level="2"><text:bookmark-start text:name="__RefHeading__276_60931517"/>2.4 Constraints<text:bookmark-end text:name="__RefHeading__276_60931517"/></text:h>
            </text:list-item>
          </text:list>
        </text:list-item>
      </text:list>
      <text:p text:style-name="P11">Application will work solely on an android device that is running android 3.0 or greater.</text:p>
      <text:list xml:id="list61330496450592" text:continue-numbering="true" text:style-name="WWNum1">
        <text:list-item>
          <text:list>
            <text:list-item>
              <text:h text:style-name="P30" text:outline-level="2"><text:bookmark-start text:name="__RefHeading__278_60931517"/>2.5 Dependencies<text:bookmark-end text:name="__RefHeading__278_60931517"/></text:h>
            </text:list-item>
          </text:list>
        </text:list-item>
      </text:list>
      <text:p text:style-name="P11">Sqlite database is installed when user installs app.</text:p>
      <text:list xml:id="list61331192075207" text:continue-numbering="true" text:style-name="WWNum1">
        <text:list-item>
          <text:h text:style-name="P27" text:outline-level="1"><text:bookmark-start text:name="__RefHeading__280_60931517"/>3.0 Specific Requirements<text:bookmark-end text:name="__RefHeading__280_60931517"/></text:h>
          <text:list>
            <text:list-item>
              <text:h text:style-name="P32" text:outline-level="2">3.1 Users and System Requirements</text:h>
            </text:list-item>
            <text:list-item>
              <text:p text:style-name="P23">No specail users or system requirements</text:p>
            </text:list-item>
            <text:list-item>
              <text:h text:style-name="P33" text:outline-level="2">3.2 Reporting Requirements</text:h>
            </text:list-item>
            <text:list-item>
              <text:p text:style-name="P23">There are no special reporting requirements</text:p>
            </text:list-item>
            <text:list-item>
              <text:h text:style-name="P34" text:outline-level="2">3.3 Security Requirements</text:h>
            </text:list-item>
            <text:list-item>
              <text:p text:style-name="P23">No network connectivity. Will use content provider currently exist within the grocery list interface.</text:p>
            </text:list-item>
            <text:list-item>
              <text:h text:style-name="P33" text:outline-level="2">3.4 Users Interface Requirements</text:h>
            </text:list-item>
          </text:list>
        </text:list-item>
      </text:list>
      <text:p text:style-name="P16">Screen that displays menu list and also allows user to add to the list or delete from the list. Another screen that allows user to add new items to the menu database. Icon in the navigation drawer that directs user to the menu list interface screen.</text:p>
      <text:list xml:id="list61331505708988" text:continue-numbering="true" text:style-name="WWNum1">
        <text:list-item>
          <text:list>
            <text:list-item>
              <text:h text:style-name="P33" text:outline-level="2">3.5 Technology Requirements</text:h>
            </text:list-item>
            <text:list-item>
              <text:p text:style-name="P24">Android smartphone or tablet running version 3.0 or greater required</text:p>
            </text:list-item>
            <text:list-item>
              <text:h text:style-name="P33" text:outline-level="2"><text:soft-page-break/>3.6 Customer Service Requirements</text:h>
            </text:list-item>
            <text:list-item>
              <text:p text:style-name="P23">Will be distributed to known individuals that can contact project lead with any concerns or additional</text:p>
            </text:list-item>
            <text:list-item>
              <text:p text:style-name="P23">requests.</text:p>
            </text:list-item>
            <text:list-item>
              <text:h text:style-name="P30" text:outline-level="2">3.<text:span text:style-name="T4">7</text:span> Inteface Requirements<text:span text:style-name="T1"><text:tab/></text:span></text:h>
            </text:list-item>
            <text:list-item>
              <text:p text:style-name="P25">Standard interface usage will be adhered to.</text:p>
            </text:list-item>
            <text:list-item>
              <text:h text:style-name="P30" text:outline-level="2"><text:bookmark-start text:name="__RefHeading__296_60931517"/>3.<text:span text:style-name="T4">8</text:span> Perfomance Requirements<text:bookmark-end text:name="__RefHeading__296_60931517"/></text:h>
            </text:list-item>
            <text:list-item>
              <text:p text:style-name="P23">No specail performance requirements.</text:p>
            </text:list-item>
          </text:list>
        </text:list-item>
      </text:list>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Times New Roman" fo:font-family="'Times New Roman'" style:font-family-generic="roman" style:font-pitch="variable" fo:font-size="12pt" fo:language="en" fo:country="US"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Lohit Hindi1" style:font-family-complex="'Lohit Hindi'"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font-family-generic-complex="swiss"/>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er" style:family="paragraph" style:parent-style-name="Standard" style:class="extra"/>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6:15:58.937924816</meta:creation-date>
    <meta:editing-cycles>7</meta:editing-cycles>
    <meta:editing-duration>P1DT13H17M24S</meta:editing-duration>
    <meta:generator>LibreOffice/4.2.4.2$Linux_X86_64 LibreOffice_project/420m0$Build-2</meta:generator>
    <dc:date>2014-10-27T06:13:29.699534940</dc:date>
    <meta:document-statistic meta:table-count="0" meta:image-count="0" meta:object-count="0" meta:page-count="5" meta:paragraph-count="77" meta:word-count="726" meta:character-count="4423" meta:non-whitespace-character-count="3767"/>
    <meta:template xlink:type="simple" xlink:actuate="onRequest" xlink:title="requirement template" xlink:href="../requirement%20template.ott" meta:date="2014-09-22T06:15:58.848879377"/>
  </office:meta>
</office:document-meta>
</file>